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315cm" fo:min-width="5.36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315cm" fo:min-width="13.057cm"/>
    </style:style>
    <style:style style:name="gr3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15cm" fo:min-width="6.33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15cm" fo:min-width="5.58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15cm" fo:min-width="7.83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15cm" fo:min-width="9.83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315cm" fo:min-width="10.43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15cm" fo:min-width="11.63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15cm" fo:min-width="6.835cm"/>
    </style:style>
    <style:style style:name="gr11" style:family="graphic" style:parent-style-name="standard">
      <style:graphic-properties draw:textarea-horizontal-align="justify" draw:textarea-vertical-align="middle" draw:auto-grow-height="false" fo:min-height="0.322cm" fo:min-width="0.0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4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6600"/>
    </style:style>
    <style:style style:name="P4" style:family="paragraph">
      <loext:graphic-properties draw:fill="none"/>
      <style:paragraph-properties fo:text-align="center"/>
      <style:text-properties fo:color="#ff6600"/>
    </style:style>
    <style:style style:name="P5" style:family="paragraph">
      <style:paragraph-properties fo:text-align="center"/>
      <style:text-properties fo:color="#ff6600" fo:font-size="13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ff6600"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color="#ff6600"/>
    </style:style>
    <style:style style:name="T2" style:family="text">
      <style:text-properties fo:color="#ff6600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03cm" svg:height="1.733cm" svg:x="3.3cm" svg:y="3.8cm">
          <text:p text:style-name="P1">crawler.get_cont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725cm" svg:height="1.733cm" svg:x="13.697cm" svg:y="3.8cm">
          <text:p text:style-name="P1">crawler.get_content_co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33cm" svg:y1="4.701cm" svg:x2="13.766cm" svg:y2="4.701cm">
          <text:p/>
        </draw:line>
        <draw:custom-shape draw:style-name="gr4" draw:text-style-name="P2" draw:layer="layout" svg:width="7.002cm" svg:height="1.733cm" svg:x="13.698cm" svg:y="7.267cm">
          <text:p text:style-name="P1">parsers.process_ran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254cm" svg:height="1.733cm" svg:x="21.1cm" svg:y="7.267cm">
          <text:p text:style-name="P1">sitemaps.scan_ur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47cm" svg:y1="5.464cm" svg:x2="17.47cm" svg:y2="7.266cm">
          <text:p/>
        </draw:line>
        <draw:line draw:style-name="gr3" draw:text-style-name="P1" draw:layer="layout" svg:x1="23.956cm" svg:y1="5.464cm" svg:x2="23.956cm" svg:y2="7.266cm">
          <text:p/>
        </draw:line>
        <draw:custom-shape draw:style-name="gr6" draw:text-style-name="P4" draw:layer="layout" svg:width="8.5cm" svg:height="1.733cm" svg:x="29.2cm" svg:y="3.8cm">
          <text:p text:style-name="P3"><text:span text:style-name="T1">crawlers.get_content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7.3cm" svg:y1="4.702cm" svg:x2="29.2cm" svg:y2="4.702cm">
          <text:p/>
        </draw:line>
        <draw:line draw:style-name="gr3" draw:text-style-name="P1" draw:layer="layout" svg:x1="14.97cm" svg:y1="8.964cm" svg:x2="14.97cm" svg:y2="10.766cm">
          <text:p/>
        </draw:line>
        <draw:line draw:style-name="gr3" draw:text-style-name="P1" draw:layer="layout" svg:x1="19.5cm" svg:y1="8.964cm" svg:x2="19.5cm" svg:y2="13.6cm">
          <text:p/>
        </draw:line>
        <draw:custom-shape draw:style-name="gr4" draw:text-style-name="P6" draw:layer="layout" svg:width="7.002cm" svg:height="1.733cm" svg:x="11.499cm" svg:y="10.667cm">
          <text:p text:style-name="P5"><text:span text:style-name="T2">crawlers.process_ranks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0.501cm" svg:height="1.733cm" svg:x="10.2cm" svg:y="13.567cm">
          <text:p text:style-name="P1">crawlers.process_ranks_co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5cm" svg:y1="8.964cm" svg:x2="22.5cm" svg:y2="13.6cm">
          <text:p/>
        </draw:line>
        <draw:line draw:style-name="gr3" draw:text-style-name="P1" draw:layer="layout" svg:x1="25.971cm" svg:y1="8.964cm" svg:x2="25.971cm" svg:y2="10.766cm">
          <text:p/>
        </draw:line>
        <draw:custom-shape draw:style-name="gr4" draw:text-style-name="P6" draw:layer="layout" svg:width="7.002cm" svg:height="1.733cm" svg:x="23.5cm" svg:y="10.667cm">
          <text:p text:style-name="P5"><text:span text:style-name="T2">crawlers.scan_pag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0.501cm" svg:height="1.733cm" svg:x="21.2cm" svg:y="13.567cm">
          <text:p text:style-name="P1">crawlers.scan_page_co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1.101cm" svg:height="1.733cm" svg:x="9.6cm" svg:y="17.567cm">
          <text:p text:style-name="P1">database.update_person_page_r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5cm" svg:y1="15.264cm" svg:x2="15.5cm" svg:y2="17.7cm">
          <text:p/>
        </draw:line>
        <draw:custom-shape draw:style-name="gr9" draw:text-style-name="P2" draw:layer="layout" svg:width="12.3cm" svg:height="1.733cm" svg:x="21.2cm" svg:y="17.568cm">
          <text:p text:style-name="P1">database.add_ur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6.5cm" svg:y1="15.265cm" svg:x2="26.5cm" svg:y2="17.701cm">
          <text:p/>
        </draw:line>
        <draw:custom-shape draw:style-name="gr9" draw:text-style-name="P2" draw:layer="layout" svg:width="12.3cm" svg:height="1.733cm" svg:x="21.201cm" svg:y="23.369cm">
          <text:p text:style-name="P1">database.add_urls_co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501cm" svg:y1="19.266cm" svg:x2="23.501cm" svg:y2="23.5cm">
          <text:p/>
        </draw:line>
        <draw:line draw:style-name="gr3" draw:text-style-name="P1" draw:layer="layout" svg:x1="29.572cm" svg:y1="19.164cm" svg:x2="29.572cm" svg:y2="20.966cm">
          <text:p/>
        </draw:line>
        <draw:custom-shape draw:style-name="gr10" draw:text-style-name="P6" draw:layer="layout" svg:width="7.503cm" svg:height="1.733cm" svg:x="26cm" svg:y="20.867cm">
          <text:p text:style-name="P5"><text:span text:style-name="T2">crawlers.add_urls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8cm" svg:height="0.8cm" svg:x="4.4cm" svg:y="22.05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1" draw:layer="layout" svg:width="0.8cm" svg:height="0.8cm" svg:x="11.101cm" svg:y="4.3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1" draw:layer="layout" svg:width="0.8cm" svg:height="0.8cm" svg:x="17.056cm" svg:y="5.9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1" draw:layer="layout" svg:width="0.8cm" svg:height="0.8cm" svg:x="23.557cm" svg:y="5.90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1" draw:layer="layout" svg:width="0.8cm" svg:height="0.8cm" svg:x="26.106cm" svg:y="16.00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1" draw:layer="layout" svg:width="0.8cm" svg:height="0.8cm" svg:x="23.107cm" svg:y="20.50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2" draw:text-style-name="P7" draw:layer="layout" svg:width="14.066cm" svg:height="1.657cm" svg:x="5.3cm" svg:y="21.7cm">
          <draw:text-box>
            <text:p>Семафор multiprocessing.pool, дабы внезапно<text:line-break/>не исчерпать ресурсы.</text:p>
          </draw:text-box>
        </draw:frame>
        <draw:custom-shape draw:style-name="gr11" draw:text-style-name="P1" draw:layer="layout" svg:width="0.8cm" svg:height="0.8cm" svg:x="5.901cm" svg:y="7.05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1" draw:layer="layout" svg:x1="6.3cm" svg:y1="10.046cm" svg:x2="6.3cm" svg:y2="5.546cm">
          <text:p/>
        </draw:line>
        <draw:custom-shape draw:style-name="gr13" draw:text-style-name="P1" draw:layer="layout" svg:width="0.8cm" svg:height="0.8cm" svg:x="4.3cm" svg:y="2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3" draw:text-style-name="P1" draw:layer="layout" svg:width="0.8cm" svg:height="0.8cm" svg:x="14.555cm" svg:y="9.401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3" draw:text-style-name="P1" draw:layer="layout" svg:width="0.8cm" svg:height="0.8cm" svg:x="19.064cm" svg:y="11.10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3" draw:text-style-name="P1" draw:layer="layout" svg:width="0.8cm" svg:height="0.8cm" svg:x="22.11cm" svg:y="11.10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9" draw:text-style-name="P2" draw:layer="layout" svg:width="12.3cm" svg:height="1.733cm" svg:x="21.202cm" svg:y="26.369cm">
          <text:p text:style-name="P1">database.update_last_scan_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8cm" svg:height="0.8cm" svg:x="29.165cm" svg:y="19.70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3" draw:text-style-name="P1" draw:layer="layout" svg:width="0.8cm" svg:height="0.8cm" svg:x="25.558cm" svg:y="9.41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1" draw:layer="layout" svg:x1="23.571cm" svg:y1="25.064cm" svg:x2="23.571cm" svg:y2="26.4cm">
          <text:p/>
        </draw:line>
        <draw:custom-shape draw:style-name="gr14" draw:text-style-name="P1" draw:layer="layout" svg:width="0.594cm" svg:height="0.593cm" svg:x="23.269cm" svg:y="25.46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12" draw:text-style-name="P7" draw:layer="layout" svg:width="7.474cm" svg:height="0.954cm" svg:x="5.3cm" svg:y="24.901cm">
          <draw:text-box>
            <text:p>Коллбэки успех/ошибка</text:p>
          </draw:text-box>
        </draw:frame>
        <draw:custom-shape draw:style-name="gr13" draw:text-style-name="P1" draw:layer="layout" svg:width="0.8cm" svg:height="0.8cm" svg:x="15.101cm" svg:y="16.001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3" draw:text-style-name="P1" draw:layer="layout" svg:width="0.8cm" svg:height="0.8cm" svg:x="27.902cm" svg:y="4.30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6:22:20.896436717</meta:creation-date>
    <meta:editing-duration>P0D</meta:editing-duration>
    <meta:editing-cycles>1</meta:editing-cycles>
    <meta:generator>LibreOffice/5.3.3.2$Linux_X86_64 LibreOffice_project/30m0$Build-2</meta:generator>
    <meta:document-statistic meta:object-count="46"/>
  </office:meta>
</office:document-meta>
</file>